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W&amp;P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ccurring O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8124" calcext:value-type="float">
            <text:p>568124</text:p>
          </table:table-cell>
          <table:table-cell office:value-type="float" office:value="18735" calcext:value-type="float">
            <text:p>18735</text:p>
          </table:table-cell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&amp;no digits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69995" calcext:value-type="float">
            <text:p>569995</text:p>
          </table:table-cell>
          <table:table-cell office:value-type="float" office:value="18257" calcext:value-type="float">
            <text:p>18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6505" calcext:value-type="float">
            <text:p>566505</text:p>
          </table:table-cell>
          <table:table-cell office:value-type="float" office:value="20551" calcext:value-type="float">
            <text:p>20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t Archive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t Archive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t Archive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1101" calcext:value-type="float">
            <text:p>41101</text:p>
          </table:table-cell>
          <table:table-cell office:value-type="float" office:value="6381" calcext:value-type="float">
            <text:p>6381</text:p>
          </table:table-cell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40929" calcext:value-type="float">
            <text:p>40929</text:p>
          </table:table-cell>
          <table:table-cell office:value-type="float" office:value="6423" calcext:value-type="float">
            <text:p>6423</text:p>
          </table:table-cell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41969" calcext:value-type="float">
            <text:p>41969</text:p>
          </table:table-cell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40929" calcext:value-type="float">
            <text:p>40929</text:p>
          </table:table-cell>
          <table:table-cell table:style-name="ce3" office:value-type="float" office:value="6423" calcext:value-type="float">
            <text:p>642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DreamCH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7134" calcext:value-type="float">
            <text:p>7134</text:p>
          </table:table-cell>
          <table:table-cell office:value-type="float" office:value="1339" calcext:value-type="float">
            <text:p>1339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6647" calcext:value-type="float">
            <text:p>6647</text:p>
          </table:table-cell>
          <table:table-cell office:value-type="float" office:value="1326" calcext:value-type="float">
            <text:p>1326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003" calcext:value-type="float">
            <text:p>5003</text:p>
          </table:table-cell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Voyant(upload no punc txt)</text:p>
          </table:table-cell>
          <table:table-cell office:value-type="float" office:value="4998" calcext:value-type="float">
            <text:p>4998</text:p>
          </table:table-cell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OnetoTen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Lexos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Tokens</text:p>
          </table:table-cell>
          <table:table-cell office:value-type="string" calcext:value-type="string">
            <text:p>check space?</text:p>
          </table:table-cell>
        </table:table-row>
        <table:table-row table:style-name="ro1">
          <table:table-cell table:style-name="ce4" office:value-type="string" calcext:value-type="string">
            <text:p>Lexos(upload no space txt)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4" office:value-type="string" calcext:value-type="string">
            <text:p>Lexos(upload one line txt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3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5" office:value-type="string" calcext:value-type="string">
            <text:p>Lexos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upload no space txt)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upload one line txt)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Voyant(upload no space txt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Voyant(upload one line txt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etect by sp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ntelligent Archive(upload no space txt)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Intelligent Archive(upload one line txt)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og(beginning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exos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calcext:value-type="string">
            <text:p>Voyant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0:54:08.298383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07T16:09:45.414895926</dc:date>
    <meta:editing-duration>PT1H56M27S</meta:editing-duration>
    <meta:editing-cycles>24</meta:editing-cycles>
    <meta:generator>LibreOffice/4.2.8.2$Linux_X86_64 LibreOffice_project/420m0$Build-2</meta:generator>
    <meta:document-statistic meta:table-count="1" meta:cell-count="136" meta:object-count="0"/>
  </office:meta>
</office:document-meta>
</file>